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E50000003DD8009B9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7.6902in" svg:height="0.7772in" draw:z-index="0"><draw:image xlink:href="Pictures/10000000000004E50000003DD8009B9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SG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SG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an poon</meta:initial-creator>
    <meta:creation-date>2014-12-04T17:43:23.48</meta:creation-date>
    <meta:document-statistic meta:table-count="0" meta:image-count="1" meta:object-count="0" meta:page-count="1" meta:paragraph-count="0" meta:word-count="0" meta:character-count="0"/>
    <dc:date>2014-12-04T18:02:04.28</dc:date>
    <dc:creator>alan poon</dc:creator>
    <meta:editing-duration>PT3M29S</meta:editing-duration>
    <meta:editing-cycles>1</meta:editing-cycles>
    <meta:generator>OpenOffice/4.1.0$Win32 OpenOffice.org_project/410m18$Build-9764</meta:generator>
  </office:meta>
</office:document-meta>
</file>